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6"/>
          <table:table-cell office:value-type="string" calcext:value-type="string">
            <text:p>Englisch</text:p>
          </table:table-cell>
          <table:table-cell table:number-columns-repeated="5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384: "* Manchmal^1, siehst du ein Licht^1,&amp;was nur du flackern siehst./",</text:p>
          </table:table-cell>
          <table:table-cell table:number-columns-repeated="6"/>
          <table:table-cell office:value-type="string" calcext:value-type="string">
            <text:p>Zeilennummer 384: "* At times^1, you see it flickering^1.&amp;* The light only you can see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anach^1, erreichst du es^1 und.../%",</text:p>
          </table:table-cell>
          <table:table-cell table:number-columns-repeated="6"/>
          <table:table-cell office:value-type="string" calcext:value-type="string">
            <text:p>Zeilennummer 384: "* By second nature^1, you reach out^1, and..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u badest im Sonnenlicht./",</text:p>
          </table:table-cell>
          <table:table-cell table:number-columns-repeated="6"/>
          <table:table-cell office:value-type="string" calcext:value-type="string">
            <text:p>Zeilennummer 384: "* You bathed your body in the ligh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Eine Kraft scheint in dir^1 und durchbricht die Dunkelheit./",</text:p>
          </table:table-cell>
          <table:table-cell table:number-columns-repeated="6"/>
          <table:table-cell office:value-type="string" calcext:value-type="string">
            <text:p>Zeilennummer 384: "* A power shines within you^1, breaking through the darkne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er Schmerz der in dir war..^1.&amp;* (HP komplett hergestellt.)/%",</text:p>
          </table:table-cell>
          <table:table-cell table:number-columns-repeated="6"/>
          <table:table-cell office:value-type="string" calcext:value-type="string">
            <text:p>Zeilennummer 384: "* The pain you had melted away..^1.&amp;* (HP fully restore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Aus Irgendeinem Grund^1, bestrafst du dich selbst mit Sporen./",</text:p>
          </table:table-cell>
          <table:table-cell table:number-columns-repeated="6"/>
          <table:table-cell office:value-type="string" calcext:value-type="string">
            <text:p>Zeilennummer 384: "* For some reason^1, you punished yourself with the spore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as Licht lindert es..^1.&amp;* (HP klomplett hergestellt.)/%",</text:p>
          </table:table-cell>
          <table:table-cell table:number-columns-repeated="6"/>
          <table:table-cell office:value-type="string" calcext:value-type="string">
            <text:p>Zeilennummer 384: "* The light relieves you..^1.&amp;* (HP fully restore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u badest in Licht./",</text:p>
          </table:table-cell>
          <table:table-cell table:number-columns-repeated="6"/>
          <table:table-cell office:value-type="string" calcext:value-type="string">
            <text:p>Zeilennummer 384: "* You bathed your body in the light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Eine Kraft scheint in dir^1 und durchbricht die Dunkelheit./",</text:p>
          </table:table-cell>
          <table:table-cell table:number-columns-repeated="6"/>
          <table:table-cell office:value-type="string" calcext:value-type="string">
            <text:p>Zeilennummer 384: "* A power shines within you^1, breaking through the darkness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er Schmerz der in dir war..^1.&amp;* (HP kommplett hergestellt.)/%",</text:p>
          </table:table-cell>
          <table:table-cell table:number-columns-repeated="6"/>
          <table:table-cell office:value-type="string" calcext:value-type="string">
            <text:p>Zeilennummer 384: "* Any pain you may have had melted away..^1.&amp;* (HP fully restored.)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Vor dir liegt^1, ein Schloss neben der leeren Stadt./",</text:p>
          </table:table-cell>
          <table:table-cell table:number-columns-repeated="6"/>
          <table:table-cell office:value-type="string" calcext:value-type="string">
            <text:p>Zeilennummer 384: "* In front of you^1, a castle looms beneath the empty town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Ein schwarzer Geysir ragt vor dir auf^1 und sprudelt endlos gen Himmel./",</text:p>
          </table:table-cell>
          <table:table-cell table:number-columns-repeated="6"/>
          <table:table-cell office:value-type="string" calcext:value-type="string">
            <text:p>Zeilennummer 384: "* A black geyser emerges from it^1, piercing endlessly into the sk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von dem Ort scheint in dir./%",</text:p>
          </table:table-cell>
          <table:table-cell table:number-columns-repeated="6"/>
          <table:table-cell office:value-type="string" calcext:value-type="string">
            <text:p>Zeilennummer 384: "* The power of this place shines within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Ralsei^1, der einsame Prinz^1, ist dir beigetreten./",</text:p>
          </table:table-cell>
          <table:table-cell table:number-columns-repeated="6"/>
          <table:table-cell office:value-type="string" calcext:value-type="string">
            <text:p>Zeilennummer 384: "* Ralsei^1, the lonely prince^1, is now your al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eines flauschigen Jungens scheint in dir./%",</text:p>
          </table:table-cell>
          <table:table-cell table:number-columns-repeated="6"/>
          <table:table-cell office:value-type="string" calcext:value-type="string">
            <text:p>Zeilennummer 384: "* The power of fluffy boys shines within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Mit den geschlossenen Tor hinter dir^1, beginnt dein Abenteuer wirklich.../",</text:p>
          </table:table-cell>
          <table:table-cell table:number-columns-repeated="6"/>
          <table:table-cell office:value-type="string" calcext:value-type="string">
            <text:p>Zeilennummer 384: "* With the door closed behind you^1, your adventure will truly begin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des Abenteuers scheint in dir./%",</text:p>
          </table:table-cell>
          <table:table-cell table:number-columns-repeated="6"/>
          <table:table-cell office:value-type="string" calcext:value-type="string">
            <text:p>Zeilennummer 384: "* The power of adventure shines within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as Tor ist immer noch gescchlossen./",</text:p>
          </table:table-cell>
          <table:table-cell table:number-columns-repeated="6"/>
          <table:table-cell office:value-type="string" calcext:value-type="string">
            <text:p>Zeilennummer 384: "* The door is still closed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des backtracking scheint in dir./%",</text:p>
          </table:table-cell>
          <table:table-cell table:number-columns-repeated="6"/>
          <table:table-cell office:value-type="string" calcext:value-type="string">
            <text:p>Zeilennummer 384: "* The power of backtracking shines within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Susie^1, die gemeine Tyrannin^1, ist nun in deiner Gruppe./",</text:p>
          </table:table-cell>
          <table:table-cell table:number-columns-repeated="6"/>
          <table:table-cell office:value-type="string" calcext:value-type="string">
            <text:p>Zeilennummer 384: "* Susie^1, the violet tormentor^1, is now your al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des gemeinen Mädchens scheint in dir./%",</text:p>
          </table:table-cell>
          <table:table-cell table:number-columns-repeated="6"/>
          <table:table-cell office:value-type="string" calcext:value-type="string">
            <text:p>Zeilennummer 384: "* The power of mean girls shines within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Susie^1, die gemeine Tyrannin^1, ist nun nicht mehr in deiner Gruppe./",</text:p>
          </table:table-cell>
          <table:table-cell table:number-columns-repeated="6"/>
          <table:table-cell office:value-type="string" calcext:value-type="string">
            <text:p>Zeilennummer 384: "* Susie^1, the violet tormentor^1, left your party immediate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des gemeinen Mädchens scheint nicht mehr in dir./%",</text:p>
          </table:table-cell>
          <table:table-cell table:number-columns-repeated="6"/>
          <table:table-cell office:value-type="string" calcext:value-type="string">
            <text:p>Zeilennummer 384: "* The power of mean girls does not shine within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~1 scheint in dir./%",</text:p>
          </table:table-cell>
          <table:table-cell table:number-columns-repeated="6"/>
          <table:table-cell office:value-type="string" calcext:value-type="string">
            <text:p>Zeilennummer 384: "* The power of ~1 shines within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der fehlerhaften Namensbennenung",</text:p>
          </table:table-cell>
          <table:table-cell table:number-columns-repeated="6"/>
          <table:table-cell office:value-type="string" calcext:value-type="string">
            <text:p>Zeilennummer 384: "failing to name your team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des \"$!?#-Squad\"",</text:p>
          </table:table-cell>
          <table:table-cell table:number-columns-repeated="6"/>
          <table:table-cell office:value-type="string" calcext:value-type="string">
            <text:p>Zeilennummer 384: "The $!$? Squad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des Lancer-Fanclubs",</text:p>
          </table:table-cell>
          <table:table-cell table:number-columns-repeated="6"/>
          <table:table-cell office:value-type="string" calcext:value-type="string">
            <text:p>Zeilennummer 384: "The Lancer Fan Club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der Spaß-Gang",</text:p>
          </table:table-cell>
          <table:table-cell table:number-columns-repeated="6"/>
          <table:table-cell office:value-type="string" calcext:value-type="string">
            <text:p>Zeilennummer 384: "The Fun Gang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ckes blockartiges Laub wächst um dich herum.../",</text:p>
          </table:table-cell>
          <table:table-cell table:number-columns-repeated="6"/>
          <table:table-cell office:value-type="string" calcext:value-type="string">
            <text:p>Zeilennummer 384: "* The blocky foliage grows thick above your head..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des Waldes scheint in dir./%",</text:p>
          </table:table-cell>
          <table:table-cell table:number-columns-repeated="6"/>
          <table:table-cell office:value-type="string" calcext:value-type="string">
            <text:p>Zeilennummer 384: "* The power of the forest shines within you./%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In den Herzen des Waldes^1, steht friedlich eine Kuchenbar./",</text:p>
          </table:table-cell>
          <table:table-cell table:number-columns-repeated="6"/>
          <table:table-cell office:value-type="string" calcext:value-type="string">
            <text:p>Zeilennummer 384: "* In the heart of the woods^1, a bake sale stands quietly./"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ilennummer 384: "* Die Kraft wiederkommender Kuchenbars scheint in dir./%",</text:p>
          </table:table-cell>
          <table:table-cell table:number-columns-repeated="6"/>
          <table:table-cell office:value-type="string" calcext:value-type="string">
            <text:p>Zeilennummer 384: "* The power of reoccurring bake sales shines within you./%",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2:09:03.637000000</meta:creation-date>
    <dc:date>2023-06-18T22:11:41.457000000</dc:date>
    <meta:editing-duration>PT2M38S</meta:editing-duration>
    <meta:editing-cycles>1</meta:editing-cycles>
    <meta:document-statistic meta:table-count="1" meta:cell-count="67" meta:object-count="0"/>
    <meta:generator>LibreOffice/7.4.3.2$Windows_X86_64 LibreOffice_project/1048a8393ae2eeec98dff31b5c133c5f1d08b890</meta:generator>
  </office:meta>
</office:document-meta>
</file>